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3.29pt" svg:y="90.14pt">
            <draw:object draw:notify-on-update-of-ranges="Sheet1.B5:Sheet1.B15 Sheet1.C5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SIM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office:value-type="string" calcext:value-type="string">
            <text:p>tiempo libre medio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</text:p>
          </table:table-cell>
          <table:table-cell office:value-type="string" calcext:value-type="string">
            <text:p>100*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_PARTICLES</text:p>
          </table:table-cell>
          <table:table-cell office:value-type="string" calcext:value-type="string">
            <text:p>tiempo libre 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39933818693439" calcext:value-type="float">
            <text:p>0.139933818693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954422289885018" calcext:value-type="float">
            <text:p>0.095442228988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734680205393574" calcext:value-type="float">
            <text:p>0.073468020539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593369552613889" calcext:value-type="float">
            <text:p>0.05933695526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.0453722256321729" calcext:value-type="float">
            <text:p>0.045372225632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83413544795553" calcext:value-type="float">
            <text:p>0.038341354479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.0318132785483854" calcext:value-type="float">
            <text:p>0.031813278548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0.0258304574144694" calcext:value-type="float">
            <text:p>0.025830457414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0.024293865868724" calcext:value-type="float">
            <text:p>0.024293865868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0.0200200605759702" calcext:value-type="float">
            <text:p>0.02002006057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177093719903654" calcext:value-type="float">
            <text:p>0.0177093719903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42:42.130562596</meta:creation-date>
    <dc:date>2019-11-22T11:10:56.108984784</dc:date>
    <meta:editing-duration>PT7M7S</meta:editing-duration>
    <meta:editing-cycles>1</meta:editing-cycles>
    <meta:document-statistic meta:table-count="1" meta:cell-count="3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5:Sheet1.C15" svg:x="0.32cm" svg:y="0.18cm" svg:width="12.508cm" svg:height="8.64cm">
          <chartooo:coordinate-region svg:x="1.232cm" svg:y="0.38cm" svg:width="11.31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C15" chart:class="chart:scatter">
            <chart:domain table:cell-range-address="Sheet1.B5:Sheet1.B1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B5:Sheet1.B15</svg:desc>
                </draw:g>
              </table:table-cell>
              <table:table-cell office:value-type="float" office:value="0.139933818693439">
                <text:p>0.139933818693439</text:p>
                <draw:g>
                  <svg:desc>Sheet1.C5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0.0954422289885018">
                <text:p>0.0954422289885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0.0734680205393574">
                <text:p>0.0734680205393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593369552613889">
                <text:p>0.0593369552613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453722256321729">
                <text:p>0.0453722256321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.0383413544795553">
                <text:p>0.0383413544795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0318132785483854">
                <text:p>0.0318132785483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0.0258304574144694">
                <text:p>0.0258304574144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0.024293865868724">
                <text:p>0.024293865868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0.0200200605759702">
                <text:p>0.0200200605759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0177093719903654">
                <text:p>0.0177093719903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